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86cm" svg:x="7.582cm" svg:y="8.08cm">
            <draw:object draw:notify-on-update-of-ranges="Sheet1.D1:Sheet1.D17 Sheet1.E1:Sheet1.E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57.16533" calcext:value-type="float">
            <text:p>57</text:p>
          </table:table-cell>
          <table:table-cell table:number-columns-repeated="2"/>
          <table:table-cell office:value-type="string" calcext:value-type="string">
            <text:p>[55-6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.59241" calcext:value-type="float">
            <text:p>62</text:p>
          </table:table-cell>
          <table:table-cell table:number-columns-repeated="2"/>
          <table:table-cell office:value-type="string" calcext:value-type="string">
            <text:p>[60-65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07663" calcext:value-type="float">
            <text:p>72</text:p>
          </table:table-cell>
          <table:table-cell table:number-columns-repeated="2"/>
          <table:table-cell office:value-type="string" calcext:value-type="string">
            <text:p>[65-7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47605" calcext:value-type="float">
            <text:p>72</text:p>
          </table:table-cell>
          <table:table-cell table:number-columns-repeated="2"/>
          <table:table-cell office:value-type="string" calcext:value-type="string">
            <text:p>[70-75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.52973" calcext:value-type="float">
            <text:p>73</text:p>
          </table:table-cell>
          <table:table-cell table:number-columns-repeated="2"/>
          <table:table-cell office:value-type="string" calcext:value-type="string">
            <text:p>[75-80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.67621" calcext:value-type="float">
            <text:p>73</text:p>
          </table:table-cell>
          <table:table-cell table:number-columns-repeated="2"/>
          <table:table-cell office:value-type="string" calcext:value-type="string">
            <text:p>[80-85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.67698" calcext:value-type="float">
            <text:p>73</text:p>
          </table:table-cell>
          <table:table-cell table:number-columns-repeated="2"/>
          <table:table-cell office:value-type="string" calcext:value-type="string">
            <text:p>[85-90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.97837" calcext:value-type="float">
            <text:p>74</text:p>
          </table:table-cell>
          <table:table-cell table:number-columns-repeated="2"/>
          <table:table-cell office:value-type="string" calcext:value-type="string">
            <text:p>[90-95]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.8231" calcext:value-type="float">
            <text:p>76</text:p>
          </table:table-cell>
          <table:table-cell table:number-columns-repeated="2"/>
          <table:table-cell office:value-type="string" calcext:value-type="string">
            <text:p>[95-100)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.8348" calcext:value-type="float">
            <text:p>76</text:p>
          </table:table-cell>
          <table:table-cell table:number-columns-repeated="2"/>
          <table:table-cell office:value-type="string" calcext:value-type="string">
            <text:p>[100-105)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.66535" calcext:value-type="float">
            <text:p>77</text:p>
          </table:table-cell>
          <table:table-cell table:number-columns-repeated="2"/>
          <table:table-cell office:value-type="string" calcext:value-type="string">
            <text:p>[105-110)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14438" calcext:value-type="float">
            <text:p>77</text:p>
          </table:table-cell>
          <table:table-cell table:number-columns-repeated="2"/>
          <table:table-cell office:value-type="string" calcext:value-type="string">
            <text:p>[110-115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.15273" calcext:value-type="float">
            <text:p>77</text:p>
          </table:table-cell>
          <table:table-cell table:number-columns-repeated="2"/>
          <table:table-cell office:value-type="string" calcext:value-type="string">
            <text:p>[115-120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.70529" calcext:value-type="float">
            <text:p>78</text:p>
          </table:table-cell>
          <table:table-cell table:number-columns-repeated="2"/>
          <table:table-cell office:value-type="string" calcext:value-type="string">
            <text:p>[120-125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.78072" calcext:value-type="float">
            <text:p>78</text:p>
          </table:table-cell>
          <table:table-cell table:number-columns-repeated="2"/>
          <table:table-cell office:value-type="string" calcext:value-type="string">
            <text:p>[125-130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.25413" calcext:value-type="float">
            <text:p>78</text:p>
          </table:table-cell>
          <table:table-cell table:number-columns-repeated="2"/>
          <table:table-cell office:value-type="string" calcext:value-type="string">
            <text:p>[130-135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.57341" calcext:value-type="float">
            <text:p>79</text:p>
          </table:table-cell>
          <table:table-cell table:number-columns-repeated="2"/>
          <table:table-cell office:value-type="string" calcext:value-type="string">
            <text:p>[135-14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.67786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8.69007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8.88915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.29081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.94076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.95198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.7786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.49105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.60787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3.834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3.86611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.01602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.45663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.9017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.1489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.53049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.41074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.8779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.03636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.20904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.3189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.7419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7.92557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7.9927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.08574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.62208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8.83608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8.95704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.16077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.4593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.53692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9.61956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9.87061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.48306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.34144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.46776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.9019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.07037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.26678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.29108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.51895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2.74936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2.9173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.94735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.16203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.43802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.741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.00802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.04737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.33852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.83688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5.9891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5.99513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.0831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.21581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.41417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.86544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6.87212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.04514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.10299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.29631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.51507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7.55091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7.78552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.0805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.22637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.4272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.66792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.68605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.81036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8.94496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.10507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.14286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.39975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.56973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9.61552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9.62447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9.69637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9.74361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9.7769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9.97582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.1232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.1399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.1938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.3011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.3278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.5888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0.6087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0.838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1.0087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1.1044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1.2064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1.8579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1.9891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2.2754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2.4457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2.5164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2.77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3.1319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3.1351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3.2239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3.3327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3.38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3.411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3.4776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3.5788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3.593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4.306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4.7826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4.8181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4.8518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4.9284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5.3004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5.5408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5.5781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5.794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5.8973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5.9029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5.9461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5.9752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6.052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6.5353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6.5629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6.5878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6.5948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7.025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7.4378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7.6523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7.7759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.1342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09.3592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09.5094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09.6574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09.8124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0.089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0.2203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0.5285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0.7713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1.066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1.0775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1.2544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1.5609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2.1293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.0402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3.9223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3.9276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4.2005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4.5829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4.6126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5.0134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5.046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5.1639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5.1716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5.3027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5.4067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5.4114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5.5195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6.1931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6.3024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6.3684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6.4544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.3693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7.690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7.9713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8.1322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.0772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19.6263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19.7205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0.3179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0.3316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0.8098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1.3379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1.4897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1.8751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2.6811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3.8479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4.8403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5.9491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.4601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7.6133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8.684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.4568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7.3431" calcext:value-type="float">
            <text:p>13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2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9:32:53.996000000</meta:creation-date>
    <dc:date>2014-05-29T20:03:46.061000000</dc:date>
    <meta:editing-duration>PT29S</meta:editing-duration>
    <meta:editing-cycles>1</meta:editing-cycles>
    <meta:document-statistic meta:table-count="1" meta:cell-count="234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bar" chart:style-name="ch1">
        <chart:title svg:x="5.312cm" svg:y="0.368cm" chart:style-name="ch2">
          <text:p>IQ en poblacion individuos </text:p>
        </chart:title>
        <chart:subtitle svg:x="5.522cm" svg:y="1.273cm" chart:style-name="ch3">
          <text:p>Normal (media 85, std= 15 )</text:p>
        </chart:subtitle>
        <chart:legend chart:legend-position="end" svg:x="13.737cm" svg:y="4.181cm" style:legend-expansion="high" chart:style-name="ch4"/>
        <chart:plot-area chart:style-name="ch5" table:cell-range-address="Sheet1.D1:Sheet1.E17" chart:data-source-has-labels="column" svg:x="1.358cm" svg:y="2.314cm" svg:width="11.739cm" svg:height="5.486cm">
          <chartooo:coordinate-region svg:x="1.979cm" svg:y="2.526cm" svg:width="11.118cm" svg:height="3.714cm"/>
          <chart:axis chart:dimension="x" chart:name="primary-x" chart:style-name="ch6" chartooo:axis-type="auto">
            <chartooo:date-scale/>
            <chart:title svg:x="5.913cm" svg:y="7.98cm" chart:style-name="ch7">
              <text:p>IQ granularidad 5</text:p>
            </chart:title>
            <chart:categories table:cell-range-address="Sheet1.D1:Sheet1.D17"/>
          </chart:axis>
          <chart:axis chart:dimension="y" chart:name="primary-y" chart:style-name="ch8">
            <chart:title svg:x="0.451cm" svg:y="5.961cm" chart:style-name="ch9">
              <text:p>frecuencias</text:p>
            </chart:title>
            <chart:grid chart:style-name="ch10" chart:class="major"/>
          </chart:axis>
          <chart:series chart:style-name="ch11" chart:values-cell-range-address="Sheet1.E1:Sheet1.E17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[55-60)</text:p>
                <draw:g>
                  <svg:desc>Sheet1.D1:Sheet1.D17</svg:desc>
                </draw:g>
              </table:table-cell>
              <table:table-cell office:value-type="float" office:value="1">
                <text:p>1</text:p>
                <draw:g>
                  <svg:desc>Sheet1.E1:Sheet1.E17</svg:desc>
                </draw:g>
              </table:table-cell>
            </table:table-row>
            <table:table-row>
              <table:table-cell office:value-type="string">
                <text:p>[60-65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65-70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70-75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75-80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80-85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85-90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90-95]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95-100)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[100-105)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[105-110)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110-115)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115-120)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120-125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25-130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30-135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35-140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